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A000000423576346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17.903cm" style:page-number="auto" table:align="margins" style:writing-mode="lr-tb"/>
    </style:style>
    <style:style style:name="Tabla1.A" style:family="table-column">
      <style:table-column-properties style:column-width="17.903cm" style:rel-column-width="65535*"/>
    </style:style>
    <style:style style:name="Tabla1.A1" style:family="table-cell">
      <style:table-cell-properties fo:padding="0.097cm" fo:border-left="none" fo:border-right="none" fo:border-top="none" fo:border-bottom="2.5pt solid #000000"/>
    </style:style>
    <style:style style:name="Table3" style:family="table">
      <style:table-properties style:width="17.903cm" table:align="margins" style:writing-mode="lr-tb"/>
    </style:style>
    <style:style style:name="Table3.A" style:family="table-column">
      <style:table-column-properties style:column-width="17.903cm" style:rel-column-width="65535*"/>
    </style:style>
    <style:style style:name="Table3.A1" style:family="table-cell">
      <style:table-cell-properties fo:padding="0.097cm" fo:border-left="none" fo:border-right="none" fo:border-top="none" fo:border-bottom="1pt solid #000000"/>
    </style:style>
    <style:style style:name="Table1" style:family="table">
      <style:table-properties style:width="17.903cm" table:align="margins" style:writing-mode="lr-tb"/>
    </style:style>
    <style:style style:name="Table1.A" style:family="table-column">
      <style:table-column-properties style:column-width="17.903cm" style:rel-column-width="65535*"/>
    </style:style>
    <style:style style:name="Table1.A1" style:family="table-cell">
      <style:table-cell-properties fo:padding="0.097cm" fo:border="0.05pt solid #000000"/>
    </style:style>
    <style:style style:name="Table2" style:family="table">
      <style:table-properties style:width="17.903cm" table:align="margins" style:writing-mode="lr-tb"/>
    </style:style>
    <style:style style:name="Table2.A" style:family="table-column">
      <style:table-column-properties style:column-width="17.903cm" style:rel-column-width="65535*"/>
    </style:style>
    <style:style style:name="Table2.A1" style:family="table-cell">
      <style:table-cell-properties fo:padding="0.097cm" fo:border="0.05pt solid #000000"/>
    </style:style>
    <style:style style:name="Table6" style:family="table">
      <style:table-properties style:width="17.903cm" table:align="margins" style:writing-mode="lr-tb"/>
    </style:style>
    <style:style style:name="Table6.A" style:family="table-column">
      <style:table-column-properties style:column-width="17.903cm" style:rel-column-width="65535*"/>
    </style:style>
    <style:style style:name="Table6.A1" style:family="table-cell">
      <style:table-cell-properties fo:padding="0.097cm" fo:border="0.05pt solid #000000"/>
    </style:style>
    <style:style style:name="Table8" style:family="table">
      <style:table-properties style:width="17.903cm" table:align="margins" style:writing-mode="lr-tb"/>
    </style:style>
    <style:style style:name="Table8.A" style:family="table-column">
      <style:table-column-properties style:column-width="17.903cm" style:rel-column-width="65535*"/>
    </style:style>
    <style:style style:name="Table8.A1" style:family="table-cell">
      <style:table-cell-properties fo:padding="0.097cm" fo:border="0.05pt solid #000000"/>
    </style:style>
    <style:style style:name="Table9" style:family="table">
      <style:table-properties style:width="17.903cm" table:align="margins" style:writing-mode="lr-tb"/>
    </style:style>
    <style:style style:name="Table9.A" style:family="table-column">
      <style:table-column-properties style:column-width="17.903cm" style:rel-column-width="65535*"/>
    </style:style>
    <style:style style:name="Table9.1" style:family="table-row">
      <style:table-row-properties style:min-row-height="2.669cm"/>
    </style:style>
    <style:style style:name="Table9.A1" style:family="table-cell">
      <style:table-cell-properties fo:padding="0.097cm" fo:border="0.05pt solid #000000"/>
    </style:style>
    <style:style style:name="Table10" style:family="table">
      <style:table-properties style:width="17.903cm" table:align="margins" style:writing-mode="lr-tb"/>
    </style:style>
    <style:style style:name="Table10.A" style:family="table-column">
      <style:table-column-properties style:column-width="17.903cm" style:rel-column-width="65535*"/>
    </style:style>
    <style:style style:name="Table10.1" style:family="table-row">
      <style:table-row-properties style:min-row-height="3.11cm"/>
    </style:style>
    <style:style style:name="Table10.A1" style:family="table-cell">
      <style:table-cell-properties fo:padding="0.097cm" fo:border="0.05pt solid #000000"/>
    </style:style>
    <style:style style:name="Table12" style:family="table">
      <style:table-properties style:width="17.903cm" table:align="margins" style:writing-mode="lr-tb"/>
    </style:style>
    <style:style style:name="Table12.A" style:family="table-column">
      <style:table-column-properties style:column-width="17.903cm" style:rel-column-width="65535*"/>
    </style:style>
    <style:style style:name="Table12.A1" style:family="table-cell">
      <style:table-cell-properties fo:padding="0.097cm" fo:border="0.05pt solid #000000"/>
    </style:style>
    <style:style style:name="Table4" style:family="table">
      <style:table-properties style:width="17.903cm" table:align="margins" style:writing-mode="lr-tb"/>
    </style:style>
    <style:style style:name="Table4.A" style:family="table-column">
      <style:table-column-properties style:column-width="17.903cm" style:rel-column-width="65535*"/>
    </style:style>
    <style:style style:name="Table4.1" style:family="table-row">
      <style:table-row-properties style:min-row-height="9.613cm"/>
    </style:style>
    <style:style style:name="Table4.A1" style:family="table-cell">
      <style:table-cell-properties fo:padding="0.097cm" fo:border="0.05pt solid #000000"/>
    </style:style>
    <style:style style:name="P1" style:family="paragraph" style:parent-style-name="Encabezado1">
      <style:paragraph-properties fo:margin-top="0cm" fo:margin-bottom="0cm" style:contextual-spacing="false" fo:line-height="100%"/>
      <style:text-properties fo:color="#999999" style:font-name="Arial" fo:font-size="10pt" style:font-size-asian="10pt" style:font-size-complex="10pt"/>
    </style:style>
    <style:style style:name="P2" style:family="paragraph" style:parent-style-name="Encabezado1">
      <style:paragraph-properties fo:margin-top="0cm" fo:margin-bottom="0cm" style:contextual-spacing="false" fo:line-height="100%"/>
      <style:text-properties fo:color="#999999"/>
    </style:style>
    <style:style style:name="P3" style:family="paragraph" style:parent-style-name="Pie_20_de_20_página1">
      <style:text-properties style:font-name="Arial"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DejaVu Serif1" fo:font-size="10pt" style:font-size-asian="10pt" style:font-name-complex="Tahoma" style:font-size-complex="10pt"/>
    </style:style>
    <style:style style:name="P6" style:family="paragraph" style:parent-style-name="Standard" style:master-page-name="Standard">
      <style:paragraph-properties fo:margin-top="0.3cm" fo:margin-bottom="0.15cm" style:contextual-spacing="false"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P7" style:family="paragraph" style:parent-style-name="Table_20_Contents">
      <style:text-properties officeooo:rsid="001b09f9" officeooo:paragraph-rsid="001b09f9"/>
    </style:style>
    <style:style style:name="P8" style:family="paragraph" style:parent-style-name="Table_20_Contents">
      <style:text-properties officeooo:rsid="001bb65a" officeooo:paragraph-rsid="001bb65a"/>
    </style:style>
    <style:style style:name="P9" style:family="paragraph" style:parent-style-name="Table_20_Contents">
      <style:text-properties officeooo:rsid="001d87ce" officeooo:paragraph-rsid="001d87ce"/>
    </style:style>
    <style:style style:name="P10" style:family="paragraph" style:parent-style-name="Table_20_Contents">
      <style:text-properties officeooo:paragraph-rsid="001eb4be"/>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officeooo:rsid="001b09f9"/>
    </style:style>
    <style:style style:name="T4" style:family="text">
      <style:text-properties officeooo:rsid="001eb4be"/>
    </style:style>
    <style:style style:name="fr1"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6"><draw:frame draw:style-name="fr1" draw:name="graphics1" text:anchor-type="paragraph" svg:width="17.709cm" svg:height="1.113cm" draw:z-index="0"><draw:image xlink:href="Pictures/100002010000041A000000423576346A.png" xlink:type="simple" xlink:show="embed" xlink:actuate="onLoad"/></draw:frame>Sistemas Operativos</text:p>
          </table:table-cell>
        </table:table-row>
      </table:table>
      <table:table table:name="Table3" table:style-name="Table3">
        <table:table-column table:style-name="Table3.A"/>
        <table:table-row>
          <table:table-cell table:style-name="Table3.A1" office:value-type="string">
            <text:p text:style-name="Standard">Formulario de auto-evaluación</text:p>
            <text:p text:style-name="Header">Modulo 2. Sesión 4. Comunicación entre procesos utilizando cauces</text:p>
          </table:table-cell>
        </table:table-row>
      </table:table>
      <text:p text:style-name="Standard"/>
      <text:p text:style-name="P4">Nombre y apellidos: </text:p>
      <table:table table:name="Table1" table:style-name="Table1">
        <table:table-column table:style-name="Table1.A"/>
        <table:table-row>
          <table:table-cell table:style-name="Table1.A1" office:value-type="string">
            <text:p text:style-name="P7">Vicente Martínez Rodríguez</text:p>
          </table:table-cell>
        </table:table-row>
      </table:table>
      <text:p text:style-name="Standard"/>
      <text:p text:style-name="P4">a) Cuestionario de actitud frente al trabajo.</text:p>
      <text:p text:style-name="Standard">El tiempo que he dedicado a la preparación de la sesión antes de asistir al laboratorio ha sido de <text:span text:style-name="T3">180 </text:span>minutos.</text:p>
      <text:p text:style-name="Standard">1. He resuelto todas las dudas que tenía antes de iniciar la sesión de prácticas: …... (si/no). En caso de haber contestado “no”, indica los motivos por los que no las has resuelto:</text:p>
      <table:table table:name="Table2" table:style-name="Table2">
        <table:table-column table:style-name="Table2.A"/>
        <table:table-row>
          <table:table-cell table:style-name="Table2.A1" office:value-type="string">
            <text:p text:style-name="Table_20_Contents"/>
            <text:p text:style-name="Table_20_Contents"/>
            <text:p text:style-name="Table_20_Contents"/>
            <text:p text:style-name="Table_20_Contents"/>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Table_20_Contents"/>
            <text:p text:style-name="Table_20_Contents"/>
            <text:p text:style-name="Table_20_Contents"/>
            <text:p text:style-name="Table_20_Contents"/>
          </table:table-cell>
        </table:table-row>
      </table:table>
      <text:p text:style-name="Standard"/>
      <text:p text:style-name="Standard">3. Comentarios y sugerencias:</text:p>
      <table:table table:name="Table8" table:style-name="Table8">
        <table:table-column table:style-name="Table8.A"/>
        <table:table-row>
          <table:table-cell table:style-name="Table8.A1" office:value-type="string">
            <text:p text:style-name="Table_20_Contents"/>
            <text:p text:style-name="Table_20_Contents"/>
            <text:p text:style-name="Table_20_Contents"/>
            <text:p text:style-name="Table_20_Contents"/>
          </table:table-cell>
        </table:table-row>
      </table:table>
      <text:p text:style-name="Standard"/>
      <text:p text:style-name="P4">b) Cuestionario de conocimientos adquiridos.</text:p>
      <text:p text:style-name="Standard"><text:soft-page-break/>Mi solución al <text:span text:style-name="T2">ejercicio 1</text:span> ha sido:</text:p>
      <table:table table:name="Table9" table:style-name="Table9">
        <table:table-column table:style-name="Table9.A"/>
        <table:table-row table:style-name="Table9.1">
          <table:table-cell table:style-name="Table9.A1" office:value-type="string">
            <text:p text:style-name="P7">El programa Consumidor crea con mknod y la opción S_IFIFO el cauce de donde va a leer lo que introduzca el programa Productor. </text:p>
            <text:p text:style-name="P7">El productor abrirá el cauce FIFO para poder escribir en él, cuando termina de escribir, cierra el cauce y termina el programa.</text:p>
            <text:p text:style-name="P7">El consumidor terminará cuando la cadena leída sea “fin”, con lo que se cierra el cauce y acaba el programa.</text:p>
            <text:p text:style-name="P7">El consumidor estará bloqueado mientras los dos extremos del cauce no estén abiertos.</text:p>
            <text:p text:style-name="P7">Para ejecutar correctamente ambos programas habrá que ejecutar el consumidor en background o en otra terminal, y ejecutar el productor con el mensaje a introducir en el cauce como segundo argumento.</text:p>
          </table:table-cell>
        </table:table-row>
      </table:table>
      <text:p text:style-name="Standard"/>
      <text:p text:style-name="Standard">Mi solución a la <text:span text:style-name="T2">ejercicio 2</text:span> ha sido:</text:p>
      <table:table table:name="Table10" table:style-name="Table10">
        <table:table-column table:style-name="Table10.A"/>
        <table:table-row table:style-name="Table10.1">
          <table:table-cell table:style-name="Table10.A1" office:value-type="string">
            <text:p text:style-name="P8">El proceso hijo se encarga de escribir en el cauce y el proceso padre lee del cauce, imprime el mensaje que escribe el hijo y el numero de bytes que se usan.</text:p>
            <text:p text:style-name="P8">Antes de crearse el proceso hijo con fork, se debe de crear el cauce sin nombre con la llamada al sistema pipe, para que el hijo herede los descriptores del cauce.</text:p>
            <text:p text:style-name="P8">La operación sobre el cauce que se realice primero hará que se bloquee el proceso hasta que el otro proceso abra el cauce por el otro extremo.</text:p>
          </table:table-cell>
        </table:table-row>
      </table:table>
      <text:p text:style-name="Standard"/>
      <text:p text:style-name="Standard">Mi solución a la <text:span text:style-name="T2">ejercicio 4</text:span> ha sido:</text:p>
      <table:table table:name="Table12" table:style-name="Table12">
        <table:table-column table:style-name="Table12.A"/>
        <table:table-row>
          <table:table-cell table:style-name="Table12.A1" office:value-type="string">
            <text:p text:style-name="P9">En el resultado de la ejecución de ambos programas no se aprecian diferencias.</text:p>
            <text:p text:style-name="P9">Las diferencias se encuentra en el código que ejecutan, ya que tarea7 usa dup y tarea8 usa dup2.</text:p>
            <text:p text:style-name="P9">En la tarea7 la entrada y la salida estándar se cierran, los descriptores 0 y 1 (son los descriptores libres con menor numeración) son usados como nuevos descriptores para la comunicación del canal.</text:p>
            <text:p text:style-name="P9">En la tarea8 la entrada y la salida también se cierran, pero se usa dup2 con lo que el primer argumento se copia en los descriptores de E/S estándar.</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text:soft-page-break/>Mi solución a la <text:span text:style-name="T2">ejercicio 5</text:span> ha sido:</text:p>
      <table:table table:name="Table4" table:style-name="Table4">
        <table:table-column table:style-name="Table4.A"/>
        <table:table-row table:style-name="Table4.1">
          <table:table-cell table:style-name="Table4.A1" office:value-type="string">
            <text:p text:style-name="Table_20_Contents">/*<text:span text:style-name="T4">maestro.c*/</text:span></text:p>
            <text:p text:style-name="P10"><text:span text:style-name="T4">#include&lt;sys/types.h&gt;</text:span></text:p>
            <text:p text:style-name="P10"><text:span text:style-name="T4">#include&lt;sys/wait.h&gt;</text:span></text:p>
            <text:p text:style-name="P10"><text:span text:style-name="T4">#include&lt;fcntl.h&gt;</text:span></text:p>
            <text:p text:style-name="P10"><text:span text:style-name="T4">#include&lt;unistd.h&gt;</text:span></text:p>
            <text:p text:style-name="P10"><text:span text:style-name="T4">#include&lt;stdio.h&gt;</text:span></text:p>
            <text:p text:style-name="P10"><text:span text:style-name="T4">#include&lt;errno.h&gt;</text:span></text:p>
            <text:p text:style-name="P10"><text:span text:style-name="T4">#include&lt;stdlib.h&gt;</text:span></text:p>
            <text:p text:style-name="P10"><text:span text:style-name="T4">#include&lt;string.h&gt;</text:span></text:p>
            <text:p text:style-name="P10"><text:span text:style-name="T4"></text:span></text:p>
            <text:p text:style-name="P10"><text:span text:style-name="T4">int main(int argc, char *argv[]){</text:span></text:p>
            <text:p text:style-name="P10"><text:span text:style-name="T4"><text:tab/>if(argc&lt;3 || argc&gt;3){</text:span></text:p>
            <text:p text:style-name="P10"><text:span text:style-name="T4"><text:tab/><text:tab/>printf("El número de argumentos debe ser 3.\n");</text:span></text:p>
            <text:p text:style-name="P10"><text:span text:style-name="T4"><text:tab/><text:tab/>exit(-1);</text:span></text:p>
            <text:p text:style-name="P10"><text:span text:style-name="T4"><text:tab/>}</text:span></text:p>
            <text:p text:style-name="P10"><text:span text:style-name="T4"><text:tab/>int valor;</text:span></text:p>
            <text:p text:style-name="P10"><text:span text:style-name="T4"><text:tab/>int fd1[2];</text:span></text:p>
            <text:p text:style-name="P10"><text:span text:style-name="T4"><text:tab/>int fd2[2];</text:span></text:p>
            <text:p text:style-name="P10"><text:span text:style-name="T4"><text:tab/>pid_t pid;</text:span></text:p>
            <text:p text:style-name="P10"><text:span text:style-name="T4"><text:tab/>pipe(fd1);</text:span></text:p>
            <text:p text:style-name="P10"><text:span text:style-name="T4"><text:tab/>pipe(fd2);</text:span></text:p>
            <text:p text:style-name="P10"><text:span text:style-name="T4"></text:span></text:p>
            <text:p text:style-name="P10"><text:span text:style-name="T4"><text:tab/>int arg1, arg2;</text:span></text:p>
            <text:p text:style-name="P10"><text:span text:style-name="T4"><text:tab/>arg1=atoi(argv[1]);</text:span></text:p>
            <text:p text:style-name="P10"><text:span text:style-name="T4"><text:tab/>arg2=atoi(argv[2]);</text:span></text:p>
            <text:p text:style-name="P10"><text:span text:style-name="T4"></text:span></text:p>
            <text:p text:style-name="P10"><text:span text:style-name="T4"><text:tab/>int argmitad= (arg1+arg2)/2;</text:span></text:p>
            <text:p text:style-name="P10"><text:soft-page-break/><text:span text:style-name="T4"><text:tab/>char mitad[10],mitad2[10];</text:span></text:p>
            <text:p text:style-name="P10"><text:span text:style-name="T4"><text:tab/>sprintf(mitad,"%d",argmitad);</text:span></text:p>
            <text:p text:style-name="P10"><text:span text:style-name="T4"><text:tab/>sprintf(mitad2,"%d",argmitad+1);</text:span></text:p>
            <text:p text:style-name="P10"><text:span text:style-name="T4"><text:tab/></text:span></text:p>
            <text:p text:style-name="P10"><text:span text:style-name="T4"><text:tab/>if((pid=fork())&lt;0){</text:span></text:p>
            <text:p text:style-name="P10"><text:span text:style-name="T4"><text:tab/><text:tab/>perror("Error: fork()");</text:span></text:p>
            <text:p text:style-name="P10"><text:span text:style-name="T4"><text:tab/><text:tab/>exit(1);</text:span></text:p>
            <text:p text:style-name="P10"><text:span text:style-name="T4"><text:tab/>}</text:span></text:p>
            <text:p text:style-name="P10"><text:span text:style-name="T4"><text:tab/>else if(pid==0){</text:span></text:p>
            <text:p text:style-name="P10"><text:span text:style-name="T4"><text:tab/><text:tab/>close(fd2[0]);</text:span></text:p>
            <text:p text:style-name="P10"><text:span text:style-name="T4"><text:tab/><text:tab/>close(fd2[1]);</text:span></text:p>
            <text:p text:style-name="P10"><text:span text:style-name="T4"><text:tab/><text:tab/>close(fd1[0]);</text:span></text:p>
            <text:p text:style-name="P10"><text:span text:style-name="T4"><text:tab/><text:tab/>dup2(fd1[1],STDOUT_FILENO);</text:span></text:p>
            <text:p text:style-name="P10"><text:span text:style-name="T4"><text:tab/><text:tab/>execl("./esclavo","esclavo",argv[1],mitad,NULL);<text:tab/><text:tab/><text:tab/></text:span></text:p>
            <text:p text:style-name="P10"><text:span text:style-name="T4"><text:tab/>}</text:span></text:p>
            <text:p text:style-name="P10"><text:span text:style-name="T4"><text:tab/>else if(pid==0){</text:span></text:p>
            <text:p text:style-name="P10"><text:span text:style-name="T4"><text:tab/><text:tab/>close(fd1[0]);</text:span></text:p>
            <text:p text:style-name="P10"><text:span text:style-name="T4"><text:tab/><text:tab/>close(fd1[1]);</text:span></text:p>
            <text:p text:style-name="P10"><text:span text:style-name="T4"><text:tab/><text:tab/>close(fd2[0]);</text:span></text:p>
            <text:p text:style-name="P10"><text:span text:style-name="T4"><text:tab/><text:tab/>dup2(fd2[1],STDOUT_FILENO);</text:span></text:p>
            <text:p text:style-name="P10"><text:span text:style-name="T4"><text:tab/><text:tab/>execl("./esclavo","esclavo",mitad2,argv[2],NULL);</text:span></text:p>
            <text:p text:style-name="P10"><text:span text:style-name="T4"><text:tab/>}</text:span></text:p>
            <text:p text:style-name="P10"><text:span text:style-name="T4"><text:tab/>else if((pid=fork())&lt;0){</text:span></text:p>
            <text:p text:style-name="P10"><text:span text:style-name="T4"><text:tab/><text:tab/>perror("Error: fork()");</text:span></text:p>
            <text:p text:style-name="P10"><text:span text:style-name="T4"><text:tab/><text:tab/>exit(1);</text:span></text:p>
            <text:p text:style-name="P10"><text:span text:style-name="T4"><text:tab/>}</text:span></text:p>
            <text:p text:style-name="P10"><text:span text:style-name="T4"><text:tab/>else{</text:span></text:p>
            <text:p text:style-name="P10"><text:span text:style-name="T4"><text:tab/><text:tab/>close(fd1[1]);</text:span></text:p>
            <text:p text:style-name="P10"><text:span text:style-name="T4"><text:tab/><text:tab/>close(fd2[1]);</text:span></text:p>
            <text:p text:style-name="P10"><text:span text:style-name="T4"><text:tab/><text:tab/>while( (read(fd1[0],&amp;valor, sizeof(int)))!=0)</text:span></text:p>
            <text:p text:style-name="P10"><text:span text:style-name="T4"><text:tab/><text:tab/><text:tab/>printf("%d\n",valor);</text:span></text:p>
            <text:p text:style-name="P10"><text:soft-page-break/><text:span text:style-name="T4"><text:tab/><text:tab/>while( (read(fd2[0],&amp;valor, sizeof(int)))!=0)</text:span></text:p>
            <text:p text:style-name="P10"><text:span text:style-name="T4"><text:tab/><text:tab/><text:tab/>printf("%d\n",valor);</text:span></text:p>
            <text:p text:style-name="P10"><text:span text:style-name="T4"><text:tab/>}</text:span></text:p>
            <text:p text:style-name="P10"><text:span text:style-name="T4"><text:tab/>return 0;</text:span></text:p>
            <text:p text:style-name="P10"><text:span text:style-name="T4">}</text:span></text:p>
            <text:p text:style-name="P10"><text:span text:style-name="T4">/*esclavo.c*/</text:span></text:p>
            <text:p text:style-name="P10"><text:span text:style-name="T4">#include &lt;sys/types.h&gt;</text:span></text:p>
            <text:p text:style-name="P10"><text:span text:style-name="T4">#include &lt;fcntl.h&gt;</text:span></text:p>
            <text:p text:style-name="P10"><text:span text:style-name="T4">#include &lt;unistd.h&gt;</text:span></text:p>
            <text:p text:style-name="P10"><text:span text:style-name="T4">#include &lt;stdio.h&gt;</text:span></text:p>
            <text:p text:style-name="P10"><text:span text:style-name="T4">#include &lt;stdlib.h&gt;</text:span></text:p>
            <text:p text:style-name="P10"><text:span text:style-name="T4">#include &lt;errno.h&gt;</text:span></text:p>
            <text:p text:style-name="P10"><text:span text:style-name="T4">#include &lt;math.h&gt;</text:span></text:p>
            <text:p text:style-name="P10"><text:span text:style-name="T4"></text:span></text:p>
            <text:p text:style-name="P10"><text:span text:style-name="T4">int main(int argc, char *argv[]) {</text:span></text:p>
            <text:p text:style-name="P10"><text:span text:style-name="T4"><text:tab/>int n, k;</text:span></text:p>
            <text:p text:style-name="P10"><text:span text:style-name="T4"><text:tab/>int p;</text:span></text:p>
            <text:p text:style-name="P10"><text:span text:style-name="T4"><text:tab/>int inf=strtol(argv[1], NULL, 10);</text:span></text:p>
            <text:p text:style-name="P10"><text:span text:style-name="T4"><text:tab/>int sup=strtol(argv[2], NULL, 10);</text:span></text:p>
            <text:p text:style-name="P10"><text:span text:style-name="T4"></text:span></text:p>
            <text:p text:style-name="P10"><text:span text:style-name="T4"><text:tab/>for(n=inf; n&lt;=sup; n++){</text:span></text:p>
            <text:p text:style-name="P10"><text:span text:style-name="T4"><text:tab/><text:tab/>p=0;</text:span></text:p>
            <text:p text:style-name="P10"><text:span text:style-name="T4"><text:tab/><text:tab/>for(k=2; k&lt;=sqrt(n); k++){</text:span></text:p>
            <text:p text:style-name="P10"><text:span text:style-name="T4"><text:tab/><text:tab/><text:tab/>if((n%k)==0){</text:span></text:p>
            <text:p text:style-name="P10"><text:span text:style-name="T4"><text:tab/><text:tab/><text:tab/><text:tab/>p=1;</text:span></text:p>
            <text:p text:style-name="P10"><text:span text:style-name="T4"><text:tab/><text:tab/><text:tab/>}</text:span></text:p>
            <text:p text:style-name="P10"><text:span text:style-name="T4"><text:tab/><text:tab/>}</text:span></text:p>
            <text:p text:style-name="P10"><text:span text:style-name="T4"><text:tab/><text:tab/>if(p==1){</text:span></text:p>
            <text:p text:style-name="P10"><text:soft-page-break/><text:span text:style-name="T4"><text:tab/><text:tab/><text:tab/>write(STDOUT_FILENO, &amp;n, sizeof(int));</text:span></text:p>
            <text:p text:style-name="P10"><text:span text:style-name="T4"><text:tab/><text:tab/>}</text:span></text:p>
            <text:p text:style-name="P10"><text:span text:style-name="T4"><text:tab/>}</text:span></text:p>
            <text:p text:style-name="P10"><text:span text:style-name="T4"><text:tab/>return 0;</text:span></text:p>
            <text:p text:style-name="P10"><text:span text:style-name="T4">}</text:span></text:p>
            <text:p text:style-name="Table_20_Contents"/>
            <text:p text:style-name="Table_20_Contents"/>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justify" style:justify-single-word="false" fo:orphans="2" fo:widows="2" style:writing-mode="lr-tb"/>
      <style:text-properties style:use-window-font-color="true" style:font-name="DejaVu Serif" fo:font-size="10pt" style:font-name-asian="Calibri" style:font-size-asian="11pt" style:font-name-complex="Calibri" style:font-size-complex="11pt" style:language-complex="ar" style:country-complex="SA"/>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er"/>
    <style:style style:name="Título_20_31" style:display-name="Título 31" style:family="paragraph" style:parent-style-name="Header"/>
    <style:style style:name="Título_20_11" style:display-name="Título 11" style:family="paragraph" style:parent-style-name="Header"/>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5.001cm"/>
        </style:tab-stops>
      </style:paragraph-properties>
    </style:style>
    <style:style style:name="Título_20_41" style:display-name="Título 41" style:family="paragraph" style:parent-style-name="Header"/>
    <style:style style:name="Título_20_51" style:display-name="Título 51" style:family="paragraph" style:parent-style-name="Header"/>
    <style:style style:name="Título_20_71" style:display-name="Título 71" style:family="paragraph" style:parent-style-name="Header"/>
    <style:style style:name="Table" style:family="paragraph" style:parent-style-name="Epígrafe1"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1" style:font-size-asian="10pt" style:font-name-complex="DejaVu Sans Mono" style:font-size-complex="10pt"/>
    </style:style>
    <style:style style:name="Pie_20_de_20_página1" style:display-name="Pie de página1" style:family="paragraph" style:parent-style-name="Standard"/>
    <style:style style:name="Encabezado1" style:family="paragraph" style:parent-style-name="Standard"/>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name-complex="OpenSymbol1"/>
    </style:style>
    <style:style style:name="ListLabel_20_2" style:display-name="ListLabel 2" style:family="text">
      <style:text-properties style:font-name-complex="Courier New"/>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Num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3">
      <text:list-level-style-bullet text:level="1" text:style-name="ListLabel_20_1" text:bullet-char="➢">
        <style:list-level-properties/>
        <style:text-properties fo:font-family="StarSymbol"/>
      </text:list-level-style-bullet>
      <text:list-level-style-bullet text:level="2" text:style-name="ListLabel_20_1" text:bullet-char="➢">
        <style:list-level-properties/>
        <style:text-properties fo:font-family="StarSymbol"/>
      </text:list-level-style-bullet>
      <text:list-level-style-bullet text:level="3" text:style-name="ListLabel_20_1" text:bullet-char="➢">
        <style:list-level-properties/>
        <style:text-properties fo:font-family="StarSymbol"/>
      </text:list-level-style-bullet>
      <text:list-level-style-bullet text:level="4" text:style-name="ListLabel_20_1" text:bullet-char="➢">
        <style:list-level-properties/>
        <style:text-properties fo:font-family="StarSymbol"/>
      </text:list-level-style-bullet>
      <text:list-level-style-bullet text:level="5" text:style-name="ListLabel_20_1" text:bullet-char="➢">
        <style:list-level-properties/>
        <style:text-properties fo:font-family="StarSymbol"/>
      </text:list-level-style-bullet>
      <text:list-level-style-bullet text:level="6" text:style-name="ListLabel_20_1" text:bullet-char="➢">
        <style:list-level-properties/>
        <style:text-properties fo:font-family="StarSymbol"/>
      </text:list-level-style-bullet>
      <text:list-level-style-bullet text:level="7" text:style-name="ListLabel_20_1" text:bullet-char="➢">
        <style:list-level-properties/>
        <style:text-properties fo:font-family="StarSymbol"/>
      </text:list-level-style-bullet>
      <text:list-level-style-bullet text:level="8" text:style-name="ListLabel_20_1" text:bullet-char="➢">
        <style:list-level-properties/>
        <style:text-properties fo:font-family="StarSymbol"/>
      </text:list-level-style-bullet>
      <text:list-level-style-bullet text:level="9" text:style-name="ListLabel_20_1" text:bullet-char="➢">
        <style:list-level-properties/>
        <style:text-properties fo:font-family="StarSymbol"/>
      </text:list-level-style-bullet>
      <text:list-level-style-number text:level="10" style:num-suffix="." style:num-format="1">
        <style:list-level-properties/>
      </text:list-level-style-number>
    </text:list-style>
    <text:list-style style:name="WWNum4">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6">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7">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8">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9">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0">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3">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1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7">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19">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0">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1">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2">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3">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7">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9">
      <text:list-level-style-number text:level="1" style:num-suffix=")" style:num-format="a">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cabezado1">
      <style:paragraph-properties fo:margin-top="0cm" fo:margin-bottom="0cm" style:contextual-spacing="false" fo:line-height="100%"/>
      <style:text-properties fo:color="#999999" style:font-name="Arial" fo:font-size="10pt" style:font-size-asian="10pt" style:font-size-complex="10pt"/>
    </style:style>
    <style:style style:name="MP2" style:family="paragraph" style:parent-style-name="Encabezado1">
      <style:paragraph-properties fo:margin-top="0cm" fo:margin-bottom="0cm" style:contextual-spacing="false"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21.001cm" fo:page-height="29.7cm" style:num-format="1" style:print-orientation="portrait" fo:margin-top="1.27cm" fo:margin-bottom="1.27cm" fo:margin-left="1.501cm" fo:margin-right="1.596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229cm" fo:margin-left="0cm" fo:margin-right="0cm" fo:margin-top="0.129cm" style:dynamic-spacing="true"/>
      </style:footer-style>
    </style:page-layout>
  </office:automatic-styles>
  <office:master-styles>
    <style:master-page style:name="Standard" style:page-layout-name="Mpm1">
      <style:header>
        <text:p text:style-name="MP1">Prácticas de Sistemas Operativos<text:tab/><text:tab/><text:tab/> <text:s text:c="5"/>Módulo I. Administración del Sistema Operativo Linux</text:p>
        <text:p text:style-name="MP2"/>
      </style:header>
      <style:footer>
        <text:p text:style-name="MP3"><text:span text:style-name="MT1">Módulo 2 - Sesión 4. Comunicación entre procesos utilizando cauces</text:span><text:tab/><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creation-date>2011-10-05T09:46:35</meta:creation-date>
    <dc:date>2014-01-14T00:15:54</dc:date>
    <meta:print-date>2011-10-06T10:39:21</meta:print-date>
    <meta:editing-cycles>188</meta:editing-cycles>
    <meta:editing-duration>PT23H30M40S</meta:editing-duration>
    <dc:creator>Vicente </dc:creator>
    <meta:document-statistic meta:table-count="10" meta:image-count="1" meta:object-count="0" meta:page-count="6" meta:paragraph-count="120" meta:word-count="588" meta:character-count="4201" meta:non-whitespace-character-count="3519"/>
    <meta:user-defined meta:name="Información 1"/>
    <meta:user-defined meta:name="Información 2"/>
    <meta:user-defined meta:name="Información 3"/>
    <meta:user-defined meta:name="Información 4"/>
  </office:meta>
</office:document-meta>
</file>